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font-size="12pt" officeooo:paragraph-rsid="001cca2a" style:font-size-asian="12pt" style:font-size-complex="12pt"/>
    </style:style>
    <style:style style:name="P2" style:family="paragraph" style:parent-style-name="Standard">
      <style:paragraph-properties fo:text-align="justify" style:justify-single-word="false"/>
      <style:text-properties style:font-name="Calibri1" fo:font-size="12pt" officeooo:rsid="001cf7e6" officeooo:paragraph-rsid="001cf7e6" style:font-size-asian="12pt" style:font-size-complex="12pt"/>
    </style:style>
    <style:style style:name="P3" style:family="paragraph" style:parent-style-name="Standard">
      <style:paragraph-properties fo:text-align="justify" style:justify-single-word="false"/>
      <style:text-properties style:font-name="Calibri1" fo:font-size="12pt" officeooo:rsid="001d26aa" officeooo:paragraph-rsid="001d26aa" style:font-size-asian="12pt" style:font-size-complex="12pt"/>
    </style:style>
    <style:style style:name="P4" style:family="paragraph" style:parent-style-name="Standard">
      <style:paragraph-properties fo:text-align="justify" style:justify-single-word="false"/>
      <style:text-properties style:font-name="Calibri1" fo:font-size="16pt" officeooo:paragraph-rsid="001cca2a" style:font-size-asian="16pt" style:font-size-complex="16pt"/>
    </style:style>
    <style:style style:name="P5" style:family="paragraph" style:parent-style-name="Standard">
      <style:paragraph-properties fo:text-align="justify" style:justify-single-word="false"/>
      <style:text-properties style:font-name="Calibri1" fo:font-size="16pt" officeooo:rsid="001cf7e6" officeooo:paragraph-rsid="001cf7e6" style:font-size-asian="16pt" style:font-size-complex="16pt"/>
    </style:style>
    <style:style style:name="T1" style:family="text">
      <style:text-properties officeooo:rsid="00210a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hier des charges</text:p>
      <text:p text:style-name="P1">Le site devra proposer à l’internaute de la région les activités possibles près de chez lui.</text:p>
      <text:p text:style-name="P1">À l’ouverture il y aura une fenêtre de consentement aux cookies. S’ils sont acceptés ils seront stockés sur le serveur pour des raisons de pérennité, de sécurité. Tout cela dans le respect des règles du RGPD et des recommandations de la CNIL.</text:p>
      <text:p text:style-name="P1">Si l’internaute refuse les cookies il pourra continuer sa visite en mode anonyme. Mais avec des possibilités réduites.</text:p>
      <text:p text:style-name="P1">Un call to action pourra être proposé pour inciter l’internaute à s’inscrire et bénéficier d’une expérience personnalisée lors de sa visite, qui sera plus détaillée mais aussi avec plus de possibilités d’intervention sur le site.</text:p>
      <text:p text:style-name="P1">En effet s’il est inscrit, il pourra avoir plus de détails sur les événements ainsi que la possibilité de laisser des commentaires sur les événements passés.</text:p>
      <text:p text:style-name="P1">Si un système de réservation a été mis en place, les commentaires ne seront possibles que par ceux qui ont participé à l’événement. Sinon seulement à ceux qui se sont inscrit.</text:p>
      <text:p text:style-name="P1">Une section admin devra être mise en place pour ajouter ou supprimer des événements et pour pouvoir modérer les commentaires. Cette section sera accessible (après identification via un popup demandant une adresse e-mail et un mot de passe) à l’administrateur du site mais aussi aux modérateurs avec des droits d’accès réduits à la modération des commentaires et à l’ajout ou suppression d’événements,</text:p>
      <text:p text:style-name="P1"/>
      <text:p text:style-name="P5">Specification</text:p>
      <text:p text:style-name="P2">The web site will display the possibles activities near his home.</text:p>
      <text:p text:style-name="P2">At the opening there will be a window of consent to cookies. If they are accepted, they will be stocked in the data base on the server for a time. All this will be done in the respect of the RGPD’s rules and CNIL’s recommandations.</text:p>
      <text:p text:style-name="P3">If the internaut refuse the cookies, he could visite the website in anonymous mode. But with reduce possiblity.</text:p>
      <text:p text:style-name="P3">A call to action could be purposed to invite the internaute to subscribe for benefit a personal experience on his visit, who will be more detailled and have more interventions possibilitys on the website. in effec if he is logged, he will have more details on the events and the possibility to let comments on passed events.</text:p>
      <text:p text:style-name="P3">If a booking system was build, the comments could be possible only by those who had participated at the event. Else only by those who are logged.</text:p>
      <text:p text:style-name="P3">An admin section should be created for add or delet events and be able to moderate the comments.<text:line-break/>This section will be accessible (after loggin by a popup asking an e-mail and a password) to the website admin and also to the moderators with reduced access to thecomments's moderation and for the add or delet events.</text:p>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1:08:10.176000000</meta:creation-date>
    <dc:date>2023-05-24T12:00:15.513000000</dc:date>
    <meta:editing-duration>PT52M3S</meta:editing-duration>
    <meta:editing-cycles>6</meta:editing-cycles>
    <meta:generator>LibreOffice/7.5.2.2$Windows_X86_64 LibreOffice_project/53bb9681a964705cf672590721dbc85eb4d0c3a2</meta:generator>
    <meta:document-statistic meta:table-count="0" meta:image-count="0" meta:object-count="0" meta:page-count="1" meta:paragraph-count="15" meta:word-count="448" meta:character-count="2635" meta:non-whitespace-character-count="2202"/>
  </office:meta>
</office:document-meta>
</file>